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847in" table:align="margins"/>
    </style:style>
    <style:style style:name="Table1.A" style:family="table-column">
      <style:table-column-properties style:column-width="1.75in" style:rel-column-width="2520*"/>
    </style:style>
    <style:style style:name="Table1.B" style:family="table-column">
      <style:table-column-properties style:column-width="4.9347in" style:rel-column-width="7106*"/>
    </style:style>
    <style:style style:name="Table1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7da9d" officeooo:paragraph-rsid="0017da9d" style:font-size-asian="15.75pt" style:font-weight-asian="bold" style:font-size-complex="1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6pt" officeooo:rsid="0017da9d" officeooo:paragraph-rsid="0017da9d" style:font-size-asian="16pt" style:font-size-complex="16pt"/>
    </style:style>
    <style:style style:name="P3" style:family="paragraph" style:parent-style-name="Table_20_Contents">
      <style:paragraph-properties fo:text-align="start" style:justify-single-word="false"/>
      <style:text-properties fo:font-size="16pt" officeooo:rsid="0018f153" officeooo:paragraph-rsid="0018f153" style:font-size-asian="16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fo:font-size="16pt" officeooo:rsid="001a7930" officeooo:paragraph-rsid="001a7930" style:font-size-asian="16pt" style:font-size-complex="16pt"/>
    </style:style>
    <style:style style:name="P5" style:family="paragraph" style:parent-style-name="Table_20_Contents" style:list-style-name="L1">
      <style:paragraph-properties fo:text-align="start" style:justify-single-word="false"/>
      <style:text-properties fo:font-size="16pt" officeooo:rsid="001be601" officeooo:paragraph-rsid="001be601" style:font-size-asian="16pt" style:font-size-complex="16pt"/>
    </style:style>
    <style:style style:name="P6" style:family="paragraph" style:parent-style-name="Table_20_Contents" style:list-style-name="L2">
      <style:paragraph-properties fo:text-align="start" style:justify-single-word="false"/>
      <style:text-properties fo:font-size="16pt" officeooo:rsid="001be601" officeooo:paragraph-rsid="001be601" style:font-size-asian="16pt" style:font-size-complex="16pt"/>
    </style:style>
    <style:style style:name="P7" style:family="paragraph" style:parent-style-name="Table_20_Contents" style:list-style-name="L3">
      <style:paragraph-properties fo:text-align="start" style:justify-single-word="false"/>
      <style:text-properties fo:font-size="16pt" officeooo:rsid="001be601" officeooo:paragraph-rsid="001be601" style:font-size-asian="16pt" style:font-size-complex="16pt"/>
    </style:style>
    <style:style style:name="P8" style:family="paragraph" style:parent-style-name="Table_20_Contents" style:list-style-name="L2">
      <style:paragraph-properties fo:text-align="start" style:justify-single-word="false"/>
      <style:text-properties fo:font-size="16pt" officeooo:rsid="001eb052" officeooo:paragraph-rsid="001eb052" style:font-size-asian="16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20pt" fo:font-weight="bold" officeooo:rsid="0017da9d" officeooo:paragraph-rsid="0017da9d" fo:background-color="transparent" style:font-size-asian="20pt" style:font-weight-asian="bold" style:font-size-complex="2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paragraph-rsid="001be60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1a7930" style:font-size-asian="26pt" style:font-size-complex="26pt"/>
    </style:style>
    <style:style style:name="T3" style:family="text">
      <style:text-properties officeooo:rsid="001a7930"/>
    </style:style>
    <style:style style:name="T4" style:family="text">
      <style:text-properties fo:font-size="16pt" officeooo:rsid="001be601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ML Use Case 01 – </text:span><text:span text:style-name="T2">Move Shapes</text:span> 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Use Case Number</text:p>
          </table:table-cell>
          <table:table-cell table:style-name="Table1.B1" office:value-type="string">
            <text:p text:style-name="P2">01</text:p>
          </table:table-cell>
        </table:table-row>
        <table:table-row>
          <table:table-cell table:style-name="Table1.A2" office:value-type="string">
            <text:p text:style-name="P9">Application</text:p>
          </table:table-cell>
          <table:table-cell table:style-name="Table1.B9" office:value-type="string">
            <text:p text:style-name="P2">2D Graphics <text:span text:style-name="T3">Modeler</text:span> (Super Scrum)</text:p>
          </table:table-cell>
        </table:table-row>
        <table:table-row>
          <table:table-cell table:style-name="Table1.A2" office:value-type="string">
            <text:p text:style-name="P9">Use Case Name</text:p>
          </table:table-cell>
          <table:table-cell table:style-name="Table1.B9" office:value-type="string">
            <text:p text:style-name="P4">Move Shapes</text:p>
          </table:table-cell>
        </table:table-row>
        <table:table-row>
          <table:table-cell table:style-name="Table1.A2" office:value-type="string">
            <text:p text:style-name="P9">Use Case Description</text:p>
          </table:table-cell>
          <table:table-cell table:style-name="Table1.B9" office:value-type="string">
            <text:p text:style-name="P3">The actor can <text:span text:style-name="T3">move shapes being rendered.</text:span></text:p>
          </table:table-cell>
        </table:table-row>
        <table:table-row>
          <table:table-cell table:style-name="Table1.A2" office:value-type="string">
            <text:p text:style-name="P9">Primary Actor</text:p>
          </table:table-cell>
          <table:table-cell table:style-name="Table1.B9" office:value-type="string">
            <text:p text:style-name="P4">2D Graphics Modeler Administrator</text:p>
          </table:table-cell>
        </table:table-row>
        <table:table-row>
          <table:table-cell table:style-name="Table1.A2" office:value-type="string">
            <text:p text:style-name="P9">Precondition</text:p>
          </table:table-cell>
          <table:table-cell table:style-name="Table1.B9" office:value-type="string">
            <text:list xml:id="list2422075282" text:style-name="L1">
              <text:list-item>
                <text:p text:style-name="P5">Initialize shape list</text:p>
              </text:list-item>
              <text:list-item>
                <text:p text:style-name="P5">Displaying shapes on canvas</text:p>
              </text:list-item>
              <text:list-item>
                <text:p text:style-name="P5">Actor is logged in as Administrator</text:p>
              </text:list-item>
            </text:list>
          </table:table-cell>
        </table:table-row>
        <table:table-row>
          <table:table-cell table:style-name="Table1.A2" office:value-type="string">
            <text:p text:style-name="P9">Trigger</text:p>
          </table:table-cell>
          <table:table-cell table:style-name="Table1.B9" office:value-type="string">
            <text:p text:style-name="P10"><text:span text:style-name="T4">The actor moves shapes on canvas with their mouse.</text:span></text:p>
          </table:table-cell>
        </table:table-row>
        <table:table-row>
          <table:table-cell table:style-name="Table1.A2" office:value-type="string">
            <text:p text:style-name="P9">Basic Flow</text:p>
          </table:table-cell>
          <table:table-cell table:style-name="Table1.B9" office:value-type="string">
            <text:list xml:id="list3610939946" text:style-name="L2">
              <text:list-item>
                <text:p text:style-name="P8">Actor navigates to the File tab in the menu bar</text:p>
              </text:list-item>
              <text:list-item>
                <text:p text:style-name="P8">Actor selects Log In in the drop down menu</text:p>
              </text:list-item>
              <text:list-item>
                <text:p text:style-name="P6">Actor logs into Administrator account</text:p>
              </text:list-item>
              <text:list-item>
                <text:p text:style-name="P6">Actor navigates to the shape menu</text:p>
              </text:list-item>
              <text:list-item>
                <text:p text:style-name="P6">Actor adds a shape to the canvas</text:p>
              </text:list-item>
              <text:list-item>
                <text:p text:style-name="P6">Actor navigates to the canvas and moves rendered shape</text:p>
              </text:list-item>
            </text:list>
          </table:table-cell>
        </table:table-row>
        <table:table-row>
          <table:table-cell table:style-name="Table1.A2" office:value-type="string">
            <text:p text:style-name="P9">Alternate Flows</text:p>
          </table:table-cell>
          <table:table-cell table:style-name="Table1.B9" office:value-type="string">
            <text:list xml:id="list2527789318" text:style-name="L3">
              <text:list-item>
                <text:p text:style-name="P7">If shape already exists on canvas then Actor does not need to add a new one</text:p>
              </text:list-item>
              <text:list-item>
                <text:p text:style-name="P7">Actor can create a shape or use an existing one from the shape menu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editing-cycles>6</meta:editing-cycles>
    <meta:creation-date>2008-08-22T11:41:04</meta:creation-date>
    <dc:date>2020-11-30T12:32:38.848613065</dc:date>
    <meta:editing-duration>PT50M24S</meta:editing-duration>
    <meta:document-statistic meta:table-count="1" meta:image-count="0" meta:object-count="0" meta:page-count="1" meta:paragraph-count="27" meta:word-count="152" meta:character-count="803" meta:non-whitespace-character-count="687"/>
  </office:meta>
</office:document-meta>
</file>